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msakthi</text:p>
      <text:p text:style-name="Standard"/>
      <text:p text:style-name="Standard">This is another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$Win32 OpenOffice.org_project/411m6$Build-9775</meta:generator>
    <dc:date>2018-08-05T11:33:04.09</dc:date>
    <meta:document-statistic meta:table-count="0" meta:image-count="0" meta:object-count="0" meta:page-count="1" meta:paragraph-count="2" meta:word-count="5" meta:character-count="28"/>
    <dc:creator>Sithimuthukumaran Shanmuganandham</dc:creator>
    <meta:user-defined meta:name="Info 1"/>
    <meta:user-defined meta:name="Info 2"/>
    <meta:user-defined meta:name="Info 3"/>
    <meta:user-defined meta:name="Info 4"/>
  </office:meta>
</office:document-meta>
</file>